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/>
      <table:table table:name="-&gt;urdf-&gt;calc_inertia.m" table:style-name="ta1">
        <table:table-column table:style-name="co1" table:default-cell-style-name="Default"/>
        <table:table-row table:style-name="ro1">
          <table:table-cell office:value-type="string" calcext:value-type="string">
            <text:p>find formulas in :</text:p>
          </table:table-cell>
        </table:table-row>
        <table:table-row table:style-name="ro1">
          <table:table-cell office:value-type="string" calcext:value-type="string">
            <text:p>robko18_ws/robko18_description/urdf/calc_inertia.m</text:p>
          </table:table-cell>
        </table:table-row>
      </table:table>
      <table:table table:name="cylind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% Poles are approximated as solid cylinder of radius r, height h and mass 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Ix = (m*(3*r^2 + h^2))/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Iy = Ix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492" calcext:value-type="float">
            <text:p>0.0492</text:p>
          </table:table-cell>
          <table:table-cell table:number-columns-repeated="2"/>
          <table:table-cell office:value-type="string" calcext:value-type="string">
            <text:p>Iz = (m*r^2)/2</text:p>
          </table:table-cell>
        </table:table-row>
      </table:table>
      <table:table table:name="solid disk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 Plates, approximated as a thin, solid disk of radius r and mass m: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Ix</text:p>
          </table:table-cell>
          <table:table-cell table:formula="of:=([.B3]*[.B4]*[.B4])/4" office:value-type="float" office:value="0.00288" calcext:value-type="float">
            <text:p>0.00288</text:p>
          </table:table-cell>
          <table:table-cell office:value-type="string" calcext:value-type="string">
            <text:p>Ix = (m*r^2)/4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y</text:p>
          </table:table-cell>
          <table:table-cell table:formula="of:=[.D3]" office:value-type="float" office:value="0.00288" calcext:value-type="float">
            <text:p>0.00288</text:p>
          </table:table-cell>
          <table:table-cell office:value-type="string" calcext:value-type="string">
            <text:p>Iy = 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z</text:p>
          </table:table-cell>
          <table:table-cell table:formula="of:=([.B3]*[.B4]*[.B4])/2" office:value-type="float" office:value="0.00576" calcext:value-type="float">
            <text:p>0.00576</text:p>
          </table:table-cell>
          <table:table-cell office:value-type="string" calcext:value-type="string">
            <text:p>Iz = (m*r^2)/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3:56:30.159299673</meta:creation-date>
    <meta:generator>LibreOffice/5.1.6.2$Linux_X86_64 LibreOffice_project/10m0$Build-2</meta:generator>
    <dc:date>2018-01-26T00:16:22.493224560</dc:date>
    <meta:editing-duration>PT19M52S</meta:editing-duration>
    <meta:editing-cycles>3</meta:editing-cycles>
    <meta:document-statistic meta:table-count="3" meta:cell-count="26" meta:object-count="0"/>
  </office:meta>
</office:document-meta>
</file>